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Arial Black" svg:font-family="'Arial Black'" style:font-adornments="Regular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style:font-name="Arial" officeooo:rsid="0007060b" officeooo:paragraph-rsid="0007060b"/>
    </style:style>
    <style:style style:name="P2" style:family="paragraph" style:parent-style-name="Standard">
      <style:text-properties style:font-name="Arial" officeooo:rsid="0007060b" officeooo:paragraph-rsid="00071dbb"/>
    </style:style>
    <style:style style:name="P3" style:family="paragraph" style:parent-style-name="Standard">
      <style:text-properties style:font-name="Arial" officeooo:rsid="0007060b" officeooo:paragraph-rsid="00094ca0"/>
    </style:style>
    <style:style style:name="P4" style:family="paragraph" style:parent-style-name="Standard">
      <style:paragraph-properties fo:text-align="start" style:justify-single-word="false"/>
      <style:text-properties style:font-name="Arial" officeooo:rsid="000876be" officeooo:paragraph-rsid="000876be"/>
    </style:style>
    <style:style style:name="P5" style:family="paragraph" style:parent-style-name="Standard">
      <style:paragraph-properties fo:text-align="center" style:justify-single-word="false"/>
      <style:text-properties style:font-name="Arial Black" fo:font-size="15pt" fo:font-weight="bold" officeooo:rsid="0007060b" officeooo:paragraph-rsid="0007060b" style:font-size-asian="15pt" style:font-weight-asian="bold" style:font-size-complex="15pt" style:font-weight-complex="bold"/>
    </style:style>
    <style:style style:name="P6" style:family="paragraph" style:parent-style-name="Standard" style:list-style-name="L1">
      <style:text-properties style:font-name="Arial" officeooo:rsid="0007060b" officeooo:paragraph-rsid="0007060b"/>
    </style:style>
    <style:style style:name="P7" style:family="paragraph" style:parent-style-name="Standard" style:list-style-name="L2">
      <style:text-properties style:font-name="Arial" officeooo:rsid="0007060b" officeooo:paragraph-rsid="0007060b"/>
    </style:style>
    <style:style style:name="P8" style:family="paragraph" style:parent-style-name="Standard" style:list-style-name="L3">
      <style:text-properties style:font-name="Arial" officeooo:rsid="0007060b" officeooo:paragraph-rsid="0007060b"/>
    </style:style>
    <style:style style:name="P9" style:family="paragraph" style:parent-style-name="Standard" style:list-style-name="L4">
      <style:paragraph-properties fo:text-align="start" style:justify-single-word="false"/>
      <style:text-properties style:font-name="Arial" officeooo:rsid="000876be" officeooo:paragraph-rsid="000876be"/>
    </style:style>
    <style:style style:name="P10" style:family="paragraph" style:parent-style-name="Standard" style:list-style-name="L5">
      <style:paragraph-properties fo:text-align="start" style:justify-single-word="false"/>
      <style:text-properties style:font-name="Arial" officeooo:rsid="000876be" officeooo:paragraph-rsid="000876be"/>
    </style:style>
    <style:style style:name="P11" style:family="paragraph" style:parent-style-name="Text_20_body">
      <style:text-properties officeooo:paragraph-rsid="000ceb7b"/>
    </style:style>
    <style:style style:name="P12" style:family="paragraph" style:parent-style-name="Text_20_body" style:list-style-name="L7">
      <style:text-properties style:font-name="Arial" officeooo:rsid="00bbf2d4" officeooo:paragraph-rsid="000ceb7b"/>
    </style:style>
    <style:style style:name="P13" style:family="paragraph" style:parent-style-name="Text_20_body">
      <style:text-properties style:font-name="Arial" officeooo:rsid="00bbf2d4" officeooo:paragraph-rsid="000ceb7b"/>
    </style:style>
    <style:style style:name="P14" style:family="paragraph" style:parent-style-name="Text_20_body">
      <style:text-properties style:font-name="Arial" officeooo:rsid="003cb83b" officeooo:paragraph-rsid="000ceb7b"/>
    </style:style>
    <style:style style:name="P15" style:family="paragraph" style:parent-style-name="Text_20_body">
      <style:text-properties style:font-name="Arial" officeooo:rsid="01150515" officeooo:paragraph-rsid="000ceb7b"/>
    </style:style>
    <style:style style:name="P16" style:family="paragraph" style:parent-style-name="Text_20_body">
      <style:text-properties style:font-name="Arial" officeooo:rsid="003df39e" officeooo:paragraph-rsid="000ceb7b"/>
    </style:style>
    <style:style style:name="T1" style:family="text">
      <style:text-properties officeooo:rsid="00071dbb"/>
    </style:style>
    <style:style style:name="T2" style:family="text">
      <style:text-properties officeooo:rsid="000771db"/>
    </style:style>
    <style:style style:name="T3" style:family="text">
      <style:text-properties fo:font-size="15pt" fo:font-weight="bold" style:font-size-asian="15pt" style:font-weight-asian="bold" style:font-size-complex="15pt" style:font-weight-complex="bold"/>
    </style:style>
    <style:style style:name="T4" style:family="text">
      <style:text-properties officeooo:rsid="00094ca0"/>
    </style:style>
    <style:style style:name="T5" style:family="text">
      <style:text-properties officeooo:rsid="0118ad7e"/>
    </style:style>
    <style:style style:name="T6" style:family="text">
      <style:text-properties officeooo:rsid="01150515"/>
    </style:style>
    <style:style style:name="T7" style:family="text">
      <style:text-properties officeooo:rsid="000ceb7b"/>
    </style:style>
    <style:style style:name="T8" style:family="text">
      <style:text-properties style:font-name="Arial" officeooo:rsid="00c1116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7">F18</text:span> Startup</text:p>
      <text:p text:style-name="P1"/>
      <text:p text:style-name="P11"><text:span text:style-name="T8">Plug in Access Point</text:span></text:p>
      <text:p text:style-name="P13">Connect all devices to power</text:p>
      <text:p text:style-name="P13">Power on projectors <text:span text:style-name="T5">using Mega RS232 control – check all have started</text:span></text:p>
      <text:p text:style-name="P14">Power on the Simulator using the Power Switch located next to the throttle.</text:p>
      <text:p text:style-name="P14">Monitor startup actions of gauges and back panel lighting</text:p>
      <text:p text:style-name="P13">Power on Amplifier and set input to <text:span text:style-name="T6">DVD</text:span></text:p>
      <text:p text:style-name="P13">Wait until Projectors have completed their startup sequence</text:p>
      <text:p text:style-name="P13">Power on PC </text:p>
      <text:list xml:id="list664869610" text:style-name="L7">
        <text:list-item>
          <text:p text:style-name="P12">BIOS should be displayed on floor view</text:p>
        </text:list-item>
        <text:list-item>
          <text:p text:style-name="P12">Windows Boot Screen should then display on desktop screenshot</text:p>
        </text:list-item>
      </text:list>
      <text:p text:style-name="P13">Logon to Windows </text:p>
      <text:list xml:id="list111519769622755" text:continue-numbering="true" text:style-name="L7">
        <text:list-item>
          <text:p text:style-name="P12">If floor is squashed – shutdown and restart</text:p>
        </text:list-item>
        <text:list-item>
          <text:p text:style-name="P12">Check all monitors are displaying desktop</text:p>
        </text:list-item>
      </text:list>
      <text:p text:style-name="P15">run CheckSim.cmd – ensure all devices are responding to pings</text:p>
      <text:p text:style-name="P16">Start SOCAT <text:span text:style-name="T6">cmd file </text:span>and validate all COM ports <text:span text:style-name="T6">count down to 0</text:span>.</text:p>
      <text:p text:style-name="P16">Start Fly Elise </text:p>
      <text:p text:style-name="P16">Start DCS</text:p>
      <text:p text:style-name="P16">Start Flight</text:p>
      <text:p text:style-name="P15">Enable Desktop Warpin<text:span text:style-name="T7">g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Arial Black" svg:font-family="'Arial Black'" style:font-adornments="Regular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AU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5.8299in" fo:page-height="8.2701in" style:num-format="1" style:print-orientation="portrait" fo:margin-top="0.3in" fo:margin-bottom="0.5701in" fo:margin-left="0.25in" fo:margin-right="0.25in" fo:border="0.51pt solid #000000" fo:padding="0.040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4-05-25T10:14:59.189032888</meta:creation-date>
    <dc:date>2024-05-25T11:10:35.448933718</dc:date>
    <meta:editing-duration>PT40M31S</meta:editing-duration>
    <meta:editing-cycles>6</meta:editing-cycles>
    <meta:generator>LibreOffice/6.4.4.2$MacOSX_X86_64 LibreOffice_project/3d775be2011f3886db32dfd395a6a6d1ca2630ff</meta:generator>
    <meta:print-date>2024-05-25T11:11:41.734287839</meta:print-date>
    <meta:document-statistic meta:table-count="0" meta:image-count="0" meta:object-count="0" meta:page-count="1" meta:paragraph-count="20" meta:word-count="131" meta:character-count="758" meta:non-whitespace-character-count="645"/>
  </office:meta>
</office:document-meta>
</file>